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3bd0" officeooo:paragraph-rsid="001d3b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M#R##M#####</text:p>
      <text:p text:style-name="P1">###R#####F#M</text:p>
      <text:p text:style-name="P1">#RRR#T######</text:p>
      <text:p text:style-name="P1">#######R####</text:p>
      <text:p text:style-name="P1">#######R#T##</text:p>
      <text:p text:style-name="P1">M#TM###R####</text:p>
      <text:p text:style-name="P1">#######RRR#M</text:p>
      <text:p text:style-name="P1">#F#####T#RT#</text:p>
      <text:p text:style-name="P1">#########R##</text:p>
      <text:p text:style-name="P1">#########R##</text:p>
      <text:p text:style-name="P1">#M###D###R##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2T13:43:21.851227996</meta:creation-date>
    <dc:date>2022-02-12T13:51:19.194137786</dc:date>
    <meta:editing-duration>PT7M58S</meta:editing-duration>
    <meta:editing-cycles>1</meta:editing-cycles>
    <meta:document-statistic meta:table-count="0" meta:image-count="0" meta:object-count="0" meta:page-count="1" meta:paragraph-count="11" meta:word-count="11" meta:character-count="132" meta:non-whitespace-character-count="132"/>
    <meta:generator>LibreOffice/7.0.3.1$MacOSX_X86_64 LibreOffice_project/d7547858d014d4cf69878db179d326fc3483e082</meta:generator>
  </office:meta>
</office:document-meta>
</file>